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1DFC463500A4A5E4991.png" manifest:media-type="image/png"/>
  <manifest:file-entry manifest:full-path="Pictures/100000000000030000000240F527A769C69535C7.png" manifest:media-type="image/png"/>
  <manifest:file-entry manifest:full-path="Pictures/10000000000003C0000002D0FBE68B3BD8EF45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1.693cm" svg:width="22.147cm" svg:height="16.609cm" draw:z-index="0"><draw:image xlink:href="Pictures/100000000000030000000240F527A769C69535C7.png" xlink:type="simple" xlink:show="embed" xlink:actuate="onLoad"/></draw:frame><draw:frame draw:style-name="fr1" draw:name="Imagen2" text:anchor-type="paragraph" svg:x="0cm" svg:y="-0.215cm" svg:width="24.07cm" svg:height="18.052cm" draw:z-index="1"><draw:image xlink:href="Pictures/10000000000003C0000002D0FBE68B3BD8EF454E.png" xlink:type="simple" xlink:show="embed" xlink:actuate="onLoad"/></draw:frame></text:p>
      <text:p text:style-name="Standard"><draw:frame draw:style-name="fr1" draw:name="Imagen3" text:anchor-type="paragraph" svg:x="0.203cm" svg:y="0.309cm" svg:width="23.765cm" svg:height="17.844cm" draw:z-index="2"><draw:image xlink:href="Pictures/100000000000027E000001DFC463500A4A5E4991.png" xlink:type="simple" xlink:show="embed" xlink:actuate="onLoad"/></draw:frame><text:soft-page-break/></text:p>
      <text:p text:style-name="Standard"><draw:frame draw:style-name="fr2" draw:name="Imagen4" text:anchor-type="paragraph" svg:width="22.548cm" svg:height="16.91cm" draw:z-index="3"><draw:image xlink:href="Pictures/100000000000030000000240F527A769C69535C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13:59.623000000</meta:creation-date>
    <dc:date>2020-10-05T13:21:14.160000000</dc:date>
    <meta:editing-duration>PT7M15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5.3.3.2$Windows_x86 LibreOffice_project/3d9a8b4b4e538a85e0782bd6c2d430bafe583448</meta:generator>
  </office:meta>
</office:document-meta>
</file>